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76.2pt"/>
    </style:style>
    <style:style style:name="co6" style:family="table-column">
      <style:table-column-properties fo:break-before="auto" style:column-width="9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dfce4"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lat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383505396506128" calcext:value-type="float">
            <text:p>0.038350539650613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101202584803104" calcext:value-type="float">
            <text:p>0.101202584803104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0.00603173673152924" calcext:value-type="float">
            <text:p>0.006031736731529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0603173673152924" calcext:value-type="float">
            <text:p>0.006031736731529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293868370354176" calcext:value-type="float">
            <text:p>0.029386837035418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9805013909936" calcext:value-type="float">
            <text:p>0.02980501390993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4" office:value-type="float" office:value="0.00014228661893867" calcext:value-type="float">
            <text:p>0.000142286618939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0014228661893867" calcext:value-type="float">
            <text:p>0.000142286618939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293868370354176" calcext:value-type="float">
            <text:p>0.029386837035418</text:p>
          </table:table-cell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9805013909936" calcext:value-type="float">
            <text:p>0.02980501390993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table:number-columns-repeated="5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293868370354176" calcext:value-type="float">
            <text:p>0.029386837035418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721784438679202" calcext:value-type="float">
            <text:p>0.07217844386792</text:p>
          </table:table-cell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0147750731557608" calcext:value-type="float">
            <text:p>0.014775073155761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0.0171602126210928" calcext:value-type="float">
            <text:p>0.017160212621093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147750731557608" calcext:value-type="float">
            <text:p>0.014775073155761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888312957607783" calcext:value-type="float">
            <text:p>0.088831295760778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0638875886797905" calcext:value-type="float">
            <text:p>0.063887588679791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0.0817369893193245" calcext:value-type="float">
            <text:p>0.081736989319325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638875886797905" calcext:value-type="float">
            <text:p>0.063887588679791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3"/>
        <table:table-column table:style-name="co6" table:default-cell-style-name="ce13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S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.0293868370354176" calcext:value-type="float">
            <text:p>0.029386837035418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9805013909936" calcext:value-type="float">
            <text:p>0.02980501390993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table:number-columns-repeated="5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MIN([.E2:.E4])" office:value-type="float" office:value="0.0293868370354176" calcext:value-type="float">
            <text:p>0.029386837035418</text:p>
          </table:table-cell>
          <table:table-cell table:formula="of:=MIN([.F2:.F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ate_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 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02701536940776" calcext:value-type="float">
            <text:p>0.020270153694078</text:p>
          </table:table-cell>
          <table:table-cell office:value-type="float" office:value="0.00937053159689174" calcext:value-type="float">
            <text:p>0.00937053159689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83347549209614" calcext:value-type="float">
            <text:p>0.058334754920961</text:p>
          </table:table-cell>
          <table:table-cell office:value-type="float" office:value="0.0487478562370273" calcext:value-type="float">
            <text:p>0.04874785623702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28459970109762" calcext:value-type="float">
            <text:p>0.032845997010976</text:p>
          </table:table-cell>
          <table:table-cell office:value-type="float" office:value="0.0280448128332821" calcext:value-type="float">
            <text:p>0.02804481283328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824854918755591" calcext:value-type="float">
            <text:p>0.008248549187556</text:p>
          </table:table-cell>
          <table:table-cell table:style-name="ce3" office:value-type="float" office:value="0.00627706199884415" calcext:value-type="float">
            <text:p>0.00627706199884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54715901874919" calcext:value-type="float">
            <text:p>0.045471590187492</text:p>
          </table:table-cell>
          <table:table-cell office:value-type="float" office:value="0.0335850662810273" calcext:value-type="float">
            <text:p>0.03358506628102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87522161193192" calcext:value-type="float">
            <text:p>0.008752216119319</text:p>
          </table:table-cell>
          <table:table-cell table:style-name="ce3" office:value-type="float" office:value="0.00652388948947191" calcext:value-type="float">
            <text:p>0.00652388948947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51996899137839" calcext:value-type="float">
            <text:p>0.025199689913784</text:p>
          </table:table-cell>
          <table:table-cell office:value-type="float" office:value="0.0194032188565092" calcext:value-type="float">
            <text:p>0.01940321885650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" office:value-type="float" office:value="0.00790346995927393" calcext:value-type="float">
            <text:p>0.007903469959274</text:p>
          </table:table-cell>
          <table:table-cell table:style-name="ce4" office:value-type="float" office:value="0.00453914981335402" calcext:value-type="float">
            <text:p>0.00453914981335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9])" office:value-type="float" office:value="0.00790346995927393" calcext:value-type="float">
            <text:p>0.007903469959274</text:p>
          </table:table-cell>
          <table:table-cell table:style-name="Default" table:formula="of:=MIN([.F2:.F9])" office:value-type="float" office:value="0.00453914981335402" calcext:value-type="float">
            <text:p>0.004539149813354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8])" office:value-type="float" office:value="0.00824854918755591" calcext:value-type="float">
            <text:p>0.008248549187556</text:p>
          </table:table-cell>
          <table:table-cell table:style-name="Default" table:formula="of:=MIN([.F2:.F8])" office:value-type="float" office:value="0.00627706199884415" calcext:value-type="float">
            <text:p>0.006277061998844</text:p>
          </table:table-cell>
          <table:table-cell table:style-name="Default" table:number-columns-repeated="2"/>
        </table:table-row>
      </table:table>
      <table:table table:name="Slate_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5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 Scheme</text:p>
          </table:table-cell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30115548137012" calcext:value-type="float">
            <text:p>0.013011554813701</text:p>
          </table:table-cell>
          <table:table-cell office:value-type="float" office:value="0.00544228187093057" calcext:value-type="float">
            <text:p>0.0054422818709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92565855851" calcext:value-type="float">
            <text:p>0.063492565855851</text:p>
          </table:table-cell>
          <table:table-cell office:value-type="float" office:value="0.0536499079304664" calcext:value-type="float">
            <text:p>0.05364990793046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219850941804693" calcext:value-type="float">
            <text:p>0.021985094180469</text:p>
          </table:table-cell>
          <table:table-cell office:value-type="float" office:value="0.015703210868861" calcext:value-type="float">
            <text:p>0.0157032108688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0054628886282444" calcext:value-type="float">
            <text:p>0.005462888628244</text:p>
          </table:table-cell>
          <table:table-cell office:value-type="float" office:value="0.00391405168920755" calcext:value-type="float">
            <text:p>0.00391405168920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11238563880266" calcext:value-type="float">
            <text:p>0.031123856388027</text:p>
          </table:table-cell>
          <table:table-cell office:value-type="float" office:value="0.0228920241900007" calcext:value-type="float">
            <text:p>0.0228920241900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93671924434602" calcext:value-type="float">
            <text:p>0.005936719244346</text:p>
          </table:table-cell>
          <table:table-cell office:value-type="float" office:value="0.00376108754426241" calcext:value-type="float">
            <text:p>0.00376108754426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68623736464739" calcext:value-type="float">
            <text:p>0.016862373646474</text:p>
          </table:table-cell>
          <table:table-cell office:value-type="float" office:value="0.0131524748740201" calcext:value-type="float">
            <text:p>0.0131524748740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684178230585531" calcext:value-type="float">
            <text:p>0.006841782305855</text:p>
          </table:table-cell>
          <table:table-cell table:style-name="ce6" office:value-type="float" office:value="0.00149836507625878" calcext:value-type="float">
            <text:p>0.00149836507625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4"/>
          <table:table-cell table:style-name="Default" table:formula="of:=MIN([.E2:.E9])" office:value-type="float" office:value="0.0054628886282444" calcext:value-type="float">
            <text:p>0.005462888628244</text:p>
          </table:table-cell>
          <table:table-cell table:style-name="Default" table:formula="of:=MIN([.F2:.F9])" office:value-type="float" office:value="0.00149836507625878" calcext:value-type="float">
            <text:p>0.001498365076259</text:p>
          </table:table-cell>
          <table:table-cell table:style-name="Default" table:number-columns-repeated="2"/>
        </table:table-row>
      </table:table>
      <table:table table:name="Slate_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1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late</text:p>
          </table:table-cell>
          <table:table-cell table:style-name="ce1" office:value-type="string" calcext:value-type="string">
            <text:p>Model Letter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Mean Metric</text:p>
          </table:table-cell>
          <table:table-cell table:style-name="ce1"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table:style-name="ce1" office:value-type="string" calcext:value-type="string">
            <text:p>Best Output Days 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158185249809443" calcext:value-type="float">
            <text:p>0.015818524980944</text:p>
          </table:table-cell>
          <table:table-cell office:value-type="float" office:value="0.0185965351386076" calcext:value-type="float">
            <text:p>0.01859653513860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345498457743415" calcext:value-type="float">
            <text:p>0.034549845774342</text:p>
          </table:table-cell>
          <table:table-cell office:value-type="float" office:value="0.0293052612144375" calcext:value-type="float">
            <text:p>0.029305261214438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0.0337107480348979" calcext:value-type="float">
            <text:p>0.033710748034898</text:p>
          </table:table-cell>
          <table:table-cell table:style-name="ce2" office:value-type="float" office:value="0.0260119935536354" calcext:value-type="float">
            <text:p>0.0260119935536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0.00824214180465788" calcext:value-type="float">
            <text:p>0.008242141804658</text:p>
          </table:table-cell>
          <table:table-cell table:style-name="ce6" office:value-type="float" office:value="0.00450965622439981" calcext:value-type="float">
            <text:p>0.004509656224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" office:value-type="string" calcext:value-type="string">
            <text:p>U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0.0389038751793872" calcext:value-type="float">
            <text:p>0.038903875179387</text:p>
          </table:table-cell>
          <table:table-cell office:value-type="float" office:value="0.0331378848577123" calcext:value-type="float">
            <text:p>0.03313788485771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0.00808119378052652" calcext:value-type="float">
            <text:p>0.008081193780527</text:p>
          </table:table-cell>
          <table:table-cell table:style-name="ce2" office:value-type="float" office:value="0.00524117890745402" calcext:value-type="float">
            <text:p>0.00524117890745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0204469992339992" calcext:value-type="float">
            <text:p>0.020446999233999</text:p>
          </table:table-cell>
          <table:table-cell table:style-name="ce2" office:value-type="float" office:value="0.0119259252232994" calcext:value-type="float">
            <text:p>0.01192592522329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C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float" office:value="0.00960266729816794" calcext:value-type="float">
            <text:p>0.009602667298168</text:p>
          </table:table-cell>
          <table:table-cell table:style-name="ce2" office:value-type="float" office:value="0.00478305667638779" calcext:value-type="float">
            <text:p>0.00478305667638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formula="of:=MIN([.E2:.E9])" office:value-type="float" office:value="0.00808119378052652" calcext:value-type="float">
            <text:p>0.008081193780527</text:p>
          </table:table-cell>
          <table:table-cell table:formula="of:=MIN([.F2:.F9])" office:value-type="float" office:value="0.00450965622439981" calcext:value-type="float">
            <text:p>0.0045096562244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float" office:value="0.0130115548137012" calcext:value-type="float">
            <text:p>0.013011554813701</text:p>
          </table:table-cell>
          <table:table-cell table:style-name="ce5" office:value-type="float" office:value="0.00544228187093057" calcext:value-type="float">
            <text:p>0.005442281870931</text:p>
          </table:table-cell>
          <table:table-cell office:value-type="string" calcext:value-type="string">
            <text:p>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0.0158185249809443" calcext:value-type="float">
            <text:p>0.015818524980944</text:p>
          </table:table-cell>
          <table:table-cell office:value-type="float" office:value="0.0185965351386076" calcext:value-type="float">
            <text:p>0.018596535138608</text:p>
          </table:table-cell>
        </table:table-row>
        <table:table-row table:style-name="ro1">
          <table:table-cell/>
          <table:table-cell table:style-name="ce2" office:value-type="string" calcext:value-type="string">
            <text:p>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063492565855851" calcext:value-type="float">
            <text:p>0.063492565855851</text:p>
          </table:table-cell>
          <table:table-cell table:style-name="ce5" office:value-type="float" office:value="0.0536499079304664" calcext:value-type="float">
            <text:p>0.053649907930466</text:p>
          </table:table-cell>
          <table:table-cell office:value-type="string" calcext:value-type="string">
            <text:p>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.0345498457743415" calcext:value-type="float">
            <text:p>0.034549845774342</text:p>
          </table:table-cell>
          <table:table-cell office:value-type="float" office:value="0.0293052612144375" calcext:value-type="float">
            <text:p>0.029305261214438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Combo 22/24</text:p>
          </table:table-cell>
          <table:table-cell table:style-name="ce7" office:value-type="string" calcext:value-type="string">
            <text:p>Mean MSE</text:p>
          </table:table-cell>
          <table:table-cell table:style-name="ce7" office:value-type="string" calcext:value-type="string">
            <text:p>Weighted 22</text:p>
          </table:table-cell>
          <table:table-cell table:style-name="ce7" office:value-type="string" calcext:value-type="string">
            <text:p>Weighted 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E </text:p>
          </table:table-cell>
          <table:table-cell table:style-name="ce1" table:formula="of:=SUM([.F23:.G23])" office:value-type="float" office:value="0.0142202979479207" calcext:value-type="float">
            <text:p>0.014220297947921</text:p>
          </table:table-cell>
          <table:table-cell table:style-name="ce1" table:formula="of:=(119/209)*[.E18]" office:value-type="float" office:value="0.00740849293220307" calcext:value-type="float">
            <text:p>0.007408492932203</text:p>
          </table:table-cell>
          <table:table-cell table:formula="of:=(90/209)*[.J18]" office:value-type="float" office:value="0.00681180501571764" calcext:value-type="float">
            <text:p>0.00681180501571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H </text:p>
          </table:table-cell>
          <table:table-cell table:style-name="ce1" table:formula="of:=SUM([.F24:.G24])" office:value-type="float" office:value="0.0510291935719474" calcext:value-type="float">
            <text:p>0.051029193571947</text:p>
          </table:table-cell>
          <table:table-cell table:style-name="ce1" table:formula="of:=(119/209)*[.E19]" office:value-type="float" office:value="0.0361512695542884" calcext:value-type="float">
            <text:p>0.036151269554288</text:p>
          </table:table-cell>
          <table:table-cell table:formula="of:=(90/209)*[.J19]" office:value-type="float" office:value="0.014877924017659" calcext:value-type="float">
            <text:p>0.014877924017659</text:p>
          </table:table-cell>
          <table:table-cell table:number-columns-repeated="4"/>
        </table:table-row>
      </table:table>
      <table:table table:name="Compare_Retrained_Slates" table:style-name="ta1">
        <table:table-column table:style-name="co2" table:number-columns-repeated="6" table:default-cell-style-name="ce2"/>
        <table:table-row table:style-name="ro1">
          <table:table-cell table:style-name="ce8" office:value-type="string" calcext:value-type="string">
            <text:p>Slate 16</text:p>
          </table:table-cell>
          <table:table-cell table:style-name="ce8" table:number-columns-repeated="2"/>
          <table:table-cell table:style-name="ce8" office:value-type="string" calcext:value-type="string">
            <text:p>Slate 24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1540652429685" calcext:value-type="float">
            <text:p>0.01540652429685</text:p>
          </table:table-cell>
          <table:table-cell office:value-type="float" office:value="0.012514989823103" calcext:value-type="float">
            <text:p>0.012514989823103</text:p>
          </table:table-cell>
          <table:table-cell office:value-type="string" calcext:value-type="string">
            <text:p>G</text:p>
          </table:table-cell>
          <table:table-cell office:value-type="float" office:value="0.0155057946685702" calcext:value-type="float">
            <text:p>0.01550579466857</text:p>
          </table:table-cell>
          <table:table-cell office:value-type="float" office:value="0.0123595148324966" calcext:value-type="float">
            <text:p>0.0123595148324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16054946377404" calcext:value-type="float">
            <text:p>0.016054946377404</text:p>
          </table:table-cell>
          <table:table-cell office:value-type="float" office:value="0.0134172933800012" calcext:value-type="float">
            <text:p>0.013417293380001</text:p>
          </table:table-cell>
          <table:table-cell office:value-type="string" calcext:value-type="string">
            <text:p>J</text:p>
          </table:table-cell>
          <table:table-cell office:value-type="float" office:value="0.0158659019390495" calcext:value-type="float">
            <text:p>0.01586590193905</text:p>
          </table:table-cell>
          <table:table-cell office:value-type="float" office:value="0.0133662638410427" calcext:value-type="float">
            <text:p>0.01336626384104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0154938329942524" calcext:value-type="float">
            <text:p>0.015493832994252</text:p>
          </table:table-cell>
          <table:table-cell office:value-type="float" office:value="0.012541089206934" calcext:value-type="float">
            <text:p>0.012541089206934</text:p>
          </table:table-cell>
          <table:table-cell office:value-type="string" calcext:value-type="string">
            <text:p>T</text:p>
          </table:table-cell>
          <table:table-cell office:value-type="float" office:value="0.0154216608498245" calcext:value-type="float">
            <text:p>0.015421660849825</text:p>
          </table:table-cell>
          <table:table-cell office:value-type="float" office:value="0.012531828135252" calcext:value-type="float">
            <text:p>0.01253182813525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160864820019483" calcext:value-type="float">
            <text:p>0.016086482001948</text:p>
          </table:table-cell>
          <table:table-cell office:value-type="float" office:value="0.013385087492292" calcext:value-type="float">
            <text:p>0.013385087492292</text:p>
          </table:table-cell>
          <table:table-cell office:value-type="string" calcext:value-type="string">
            <text:p>V</text:p>
          </table:table-cell>
          <table:table-cell office:value-type="float" office:value="0.0158736814452897" calcext:value-type="float">
            <text:p>0.01587368144529</text:p>
          </table:table-cell>
          <table:table-cell office:value-type="float" office:value="0.013346174950199" calcext:value-type="float">
            <text:p>0.01334617495019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152778978614757" calcext:value-type="float">
            <text:p>0.015277897861476</text:p>
          </table:table-cell>
          <table:table-cell office:value-type="float" office:value="0.0124332392588258" calcext:value-type="float">
            <text:p>0.012433239258826</text:p>
          </table:table-cell>
          <table:table-cell office:value-type="string" calcext:value-type="string">
            <text:p>W</text:p>
          </table:table-cell>
          <table:table-cell office:value-type="float" office:value="0.0150808192168673" calcext:value-type="float">
            <text:p>0.015080819216867</text:p>
          </table:table-cell>
          <table:table-cell office:value-type="float" office:value="0.0123703945428133" calcext:value-type="float">
            <text:p>0.012370394542813</text:p>
          </table:table-cell>
        </table:table-row>
        <table:table-row table:style-name="ro1">
          <table:table-cell table:style-name="ce9" table:number-columns-repeated="6"/>
        </table:table-row>
        <table:table-row table:style-name="ro1">
          <table:table-cell table:style-name="ce8" office:value-type="string" calcext:value-type="string">
            <text:p>Slate 17</text:p>
          </table:table-cell>
          <table:table-cell table:style-name="ce8" table:number-columns-repeated="2"/>
          <table:table-cell table:style-name="ce8" office:value-type="string" calcext:value-type="string">
            <text:p>Slate 25</text:p>
          </table:table-cell>
          <table:table-cell table:style-name="ce8" table:number-columns-repeated="2"/>
        </table:table-row>
        <table:table-row table:style-name="ro1"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Mean </text:p>
          </table:table-cell>
          <table:table-cell table:style-name="ce8" office:value-type="string" calcext:value-type="string">
            <text:p>Best</text:p>
          </table:table-cell>
          <table:table-cell table:style-name="ce8" office:value-type="string" calcext:value-type="string">
            <text:p>Letter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791666025158156" calcext:value-type="float">
            <text:p>0.791666025158156</text:p>
          </table:table-cell>
          <table:table-cell office:value-type="float" office:value="0.837222067662312" calcext:value-type="float">
            <text:p>0.837222067662312</text:p>
          </table:table-cell>
          <table:table-cell office:value-type="string" calcext:value-type="string">
            <text:p>G</text:p>
          </table:table-cell>
          <table:table-cell office:value-type="float" office:value="0.785043098444518" calcext:value-type="float">
            <text:p>0.785043098444518</text:p>
          </table:table-cell>
          <table:table-cell office:value-type="float" office:value="0.84170515103914" calcext:value-type="float">
            <text:p>0.841705151039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648269236603846" calcext:value-type="float">
            <text:p>0.648269236603846</text:p>
          </table:table-cell>
          <table:table-cell office:value-type="float" office:value="0.724110175624635" calcext:value-type="float">
            <text:p>0.724110175624635</text:p>
          </table:table-cell>
          <table:table-cell office:value-type="string" calcext:value-type="string">
            <text:p>J</text:p>
          </table:table-cell>
          <table:table-cell table:style-name="ce10" office:value-type="float" office:value="0.639892414815903" calcext:value-type="float">
            <text:p>0.639892414815903</text:p>
          </table:table-cell>
          <table:table-cell table:style-name="ce10" office:value-type="float" office:value="0.732199446889085" calcext:value-type="float">
            <text:p>0.73219944688908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783541464681516" calcext:value-type="float">
            <text:p>0.783541464681516</text:p>
          </table:table-cell>
          <table:table-cell office:value-type="float" office:value="0.83098592727649" calcext:value-type="float">
            <text:p>0.83098592727649</text:p>
          </table:table-cell>
          <table:table-cell office:value-type="string" calcext:value-type="string">
            <text:p>T</text:p>
          </table:table-cell>
          <table:table-cell office:value-type="float" office:value="0.791131800967683" calcext:value-type="float">
            <text:p>0.791131800967683</text:p>
          </table:table-cell>
          <table:table-cell office:value-type="float" office:value="0.834844736917165" calcext:value-type="float">
            <text:p>0.8348447369171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639805720939108" calcext:value-type="float">
            <text:p>0.639805720939108</text:p>
          </table:table-cell>
          <table:table-cell office:value-type="float" office:value="0.702412603313661" calcext:value-type="float">
            <text:p>0.702412603313661</text:p>
          </table:table-cell>
          <table:table-cell office:value-type="string" calcext:value-type="string">
            <text:p>V</text:p>
          </table:table-cell>
          <table:table-cell office:value-type="float" office:value="0.635561135605514" calcext:value-type="float">
            <text:p>0.635561135605514</text:p>
          </table:table-cell>
          <table:table-cell office:value-type="float" office:value="0.737262469959103" calcext:value-type="float">
            <text:p>0.73726246995910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803543232651593" calcext:value-type="float">
            <text:p>0.803543232651593</text:p>
          </table:table-cell>
          <table:table-cell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office:value-type="float" office:value="0.805922366952779" calcext:value-type="float">
            <text:p>0.805922366952779</text:p>
          </table:table-cell>
          <table:table-cell office:value-type="float" office:value="0.845309919679466" calcext:value-type="float">
            <text:p>0.845309919679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6:07:44.758456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3:23:16.403273478</meta:creation-date>
    <meta:generator>LibreOffice/6.0.7.3$Linux_X86_64 LibreOffice_project/00m0$Build-3</meta:generator>
    <dc:date>2023-09-21T17:46:24.318844546</dc:date>
    <meta:editing-duration>PT4H18M20S</meta:editing-duration>
    <meta:editing-cycles>27</meta:editing-cycles>
    <meta:document-statistic meta:table-count="10" meta:cell-count="459" meta:object-count="0"/>
  </office:meta>
</office:document-meta>
</file>